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BusNoSubscriberEventTest.onEvent( SubscriberExcep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Subscriber.onEvent( String dumm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dNoSubscriberSubscriber.onEvent( NoSubscriber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NoSubscriberEventTest.testNoSubscriber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ventBusNoSubscriberEventTest.testBadNoSubscriberSubscri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ventBusNoSubscriberEventTest.testNoSubscriberEventAfterUnregis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ventBusNoSubscriberEventTest.onEvent( NoSubscriber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